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ebfb" officeooo:paragraph-rsid="0007ebfb"/>
    </style:style>
    <style:style style:name="P2" style:family="paragraph" style:parent-style-name="Heading_20_1">
      <style:text-properties officeooo:paragraph-rsid="0007ebfb"/>
    </style:style>
    <style:style style:name="P3" style:family="paragraph" style:parent-style-name="Heading_20_2">
      <style:text-properties officeooo:rsid="0009e948" officeooo:paragraph-rsid="0009e948"/>
    </style:style>
    <style:style style:name="P4" style:family="paragraph" style:parent-style-name="Heading_20_3">
      <style:text-properties officeooo:rsid="0009e948" officeooo:paragraph-rsid="0009e948"/>
    </style:style>
    <style:style style:name="P5" style:family="paragraph" style:parent-style-name="Heading_20_3">
      <style:text-properties officeooo:paragraph-rsid="0009e948"/>
    </style:style>
    <style:style style:name="P6" style:family="paragraph" style:parent-style-name="Heading_20_4"/>
    <style:style style:name="P7" style:family="paragraph" style:parent-style-name="Heading_20_4">
      <style:text-properties officeooo:paragraph-rsid="000a8de9"/>
    </style:style>
    <style:style style:name="P8" style:family="paragraph" style:parent-style-name="Text_20_body">
      <style:text-properties officeooo:paragraph-rsid="0009e948"/>
    </style:style>
    <style:style style:name="P9" style:family="paragraph" style:parent-style-name="Text_20_body" style:list-style-name="L1">
      <style:text-properties officeooo:paragraph-rsid="000a8de9"/>
    </style:style>
    <style:style style:name="P10" style:family="paragraph" style:parent-style-name="Text_20_body" style:list-style-name="L2">
      <style:text-properties officeooo:rsid="000b179e" officeooo:paragraph-rsid="000b179e"/>
    </style:style>
    <style:style style:name="P11" style:family="paragraph" style:parent-style-name="Text_20_body" style:list-style-name="L2">
      <style:text-properties officeooo:rsid="000c3d37" officeooo:paragraph-rsid="000c3d37"/>
    </style:style>
    <style:style style:name="P12" style:family="paragraph" style:parent-style-name="Text_20_body">
      <style:text-properties officeooo:rsid="000c3d37" officeooo:paragraph-rsid="000c3d37"/>
    </style:style>
    <style:style style:name="P13" style:family="paragraph" style:parent-style-name="Title">
      <style:text-properties officeooo:rsid="0007ebfb" officeooo:paragraph-rsid="0007ebfb"/>
    </style:style>
    <style:style style:name="T1" style:family="text">
      <style:text-properties officeooo:rsid="0007ebfb"/>
    </style:style>
    <style:style style:name="T2" style:family="text">
      <style:text-properties officeooo:rsid="0009e948"/>
    </style:style>
    <style:style style:name="T3" style:family="text">
      <style:text-properties officeooo:rsid="000a8de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KFS</text:p>
      <text:h text:style-name="P2" text:outline-level="1"><text:span text:style-name="T1">Objectives</text:span></text:h>
      <text:h text:style-name="P1" text:outline-level="1">Mise en place</text:h>
      <text:h text:style-name="P1" text:outline-level="1">Documentation</text:h>
      <text:h text:style-name="P3" text:outline-level="2">Memory management x86</text:h>
      <text:h text:style-name="P3" text:outline-level="2">Principle of segmentation</text:h>
      <text:h text:style-name="P4" text:outline-level="3">Segments</text:h>
      <text:h text:style-name="P4" text:outline-level="3">Segments descriptor</text:h>
      <text:h text:style-name="P4" text:outline-level="3">Segments selector</text:h>
      <text:h text:style-name="P4" text:outline-level="3">Segment registers</text:h>
      <text:h text:style-name="P4" text:outline-level="3">Pagination and segmentation</text:h>
      <text:h text:style-name="P4" text:outline-level="3">GDT</text:h>
      <text:h text:style-name="P4" text:outline-level="3">LDT</text:h>
      <text:h text:style-name="P5" text:outline-level="3"><text:span text:style-name="T2">IDT</text:span></text:h>
      <text:h text:style-name="P4" text:outline-level="3"><text:s text:c="9"/>TSS</text:h>
      <text:h text:style-name="P3" text:outline-level="2">Control registers</text:h>
      <text:h text:style-name="P4" text:outline-level="3">GDTRegister</text:h>
      <text:h text:style-name="P4" text:outline-level="3">LDTRegister</text:h>
      <text:h text:style-name="P4" text:outline-level="3">IDTRegister</text:h>
      <text:h text:style-name="P3" text:outline-level="2">In practical</text:h>
      <text:h text:style-name="P4" text:outline-level="3">Mise en place d’une GDT</text:h>
      <text:h text:style-name="Heading_20_4" text:outline-level="4"><text:bookmark text:name="What_to_Put_In_a_GDT"/>What to Put In a GDT</text:h>
      <text:list xml:id="list3226747678" text:style-name="L1">
        <text:list-item>
          <text:p text:style-name="P9"><text:bookmark text:name="SYSENTER_/_SYSEXIT"/>SYSENTER / SYSEXIT</text:p>
        </text:list-item>
      </text:list>
      <text:h text:style-name="P7" text:outline-level="4"><text:soft-page-break/><text:span text:style-name="T3">H</text:span><text:bookmark text:name="How_to_Set_Up_The_GDT"/>ow to Set Up The GD<text:span text:style-name="T3">T</text:span></text:h>
      <text:list xml:id="list1433538799" text:style-name="L2">
        <text:list-item>
          <text:p text:style-name="P10">Disable Interrupts</text:p>
        </text:list-item>
        <text:list-item>
          <text:p text:style-name="P10">Filling the tables</text:p>
        </text:list-item>
        <text:list-item>
          <text:p text:style-name="P11">Advising the CPU about its location</text:p>
        </text:list-item>
        <text:list-item>
          <text:p text:style-name="P11">Real mode</text:p>
        </text:list-item>
      </text:list>
      <text:p text:style-name="P12"><text:span text:style-name="Teletype">GDT</text:span> and <text:span text:style-name="Teletype">GDT_end</text:span> are assumed to be symbols in the current data segment. </text:p>
      <text:h text:style-name="P4" text:outline-level="3">Mise en place d’une LDT</text:h>
      <text:h text:style-name="P4" text:outline-level="3">Mise en place d’une IDT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1:43:40.651937672</meta:creation-date>
    <dc:date>2024-08-28T12:24:53.721955727</dc:date>
    <meta:editing-duration>PT10M5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18" meta:character-count="713" meta:non-whitespace-character-count="645"/>
  </office:meta>
</office:document-meta>
</file>